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style:text-underline-style="none" fo:font-weight="normal" officeooo:rsid="001edac0" officeooo:paragraph-rsid="001edac0" style:font-size-asian="13.1000003814697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color="#0000ff" fo:font-size="15pt" fo:font-style="normal" style:text-underline-style="none" fo:font-weight="normal" officeooo:rsid="001edac0" officeooo:paragraph-rsid="001edac0" style:font-size-asian="13.1000003814697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color="#000000" fo:font-size="15pt" fo:font-style="normal" style:text-underline-style="none" fo:font-weight="normal" officeooo:rsid="001edac0" officeooo:paragraph-rsid="001edac0" style:font-size-asian="13.1000003814697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text-properties fo:color="#000000" fo:font-size="15pt" fo:font-style="normal" style:text-underline-style="none" fo:font-weight="normal" officeooo:rsid="001f0cea" officeooo:paragraph-rsid="001f0cea" style:font-size-asian="13.1000003814697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text-properties fo:color="#000000" fo:font-size="15pt" fo:font-style="normal" style:text-underline-style="none" fo:font-weight="normal" officeooo:rsid="0020c6d3" officeooo:paragraph-rsid="0020c6d3" style:font-size-asian="13.1000003814697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text-properties fo:color="#ff3333" fo:font-size="15pt" fo:font-style="normal" style:text-underline-style="none" fo:font-weight="normal" officeooo:rsid="001edac0" officeooo:paragraph-rsid="001edac0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1edac0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3333"/>
    </style:style>
    <style:style style:name="T8" style:family="text">
      <style:text-properties fo:color="#ff3333" fo:font-size="15pt" fo:font-style="italic" style:text-underline-style="solid" style:text-underline-width="auto" style:text-underline-color="font-color" fo:font-weight="bold" officeooo:rsid="001edac0" style:font-size-asian="15pt" style:font-style-asian="italic" style:font-weight-asian="bold" style:font-size-complex="15pt" style:font-style-complex="italic" style:font-weight-complex="bold"/>
    </style:style>
    <style:style style:name="T9" style:family="text">
      <style:text-properties fo:color="#ff3333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ff3333" fo:font-weight="bold" style:font-weight-asian="bold" style:font-weight-complex="bold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style:text-underline-style="none"/>
    </style:style>
    <style:style style:name="T14" style:family="text">
      <style:text-properties fo:color="#000000"/>
    </style:style>
    <style:style style:name="T15" style:family="text">
      <style:text-properties fo:color="#3333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fo:color="#9933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7" style:family="text">
      <style:text-properties fo:color="#333333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8" style:family="text">
      <style:text-properties fo:color="#009933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8">EXERCICE 6 :</text:span></text:p>
      <text:p text:style-name="Standard"><text:span text:style-name="T4"/></text:p>
      <text:p text:style-name="P2">Écrire un programme Occ.java lisant tous les arguments passés sur la ligne de commande et</text:p>
      <text:p text:style-name="P2">recherchant si le premier argument existe dans la suite de la ligne. Par exemple java Occ</text:p>
      <text:p text:style-name="P2">aaaa bbb AA cc affichera :</text:p>
      <text:p text:style-name="P2">Non trouve</text:p>
      <text:p text:style-name="P2">et java Occ aaaa bbb AA aaaa cc affichera :</text:p>
      <text:p text:style-name="P2">Trouve</text:p>
      <text:p text:style-name="P1"/>
      <text:p text:style-name="P1"><text:tab/><text:tab/><text:tab/><text:tab/><text:tab/><text:span text:style-name="T18">RESOLUTION</text:span></text:p>
      <text:p text:style-name="P1"/>
      <text:p text:style-name="P1">public class Occ</text:p>
      <text:p text:style-name="P1">{</text:p>
      <text:p text:style-name="P1"><text:tab/>public static void main(String[] args)</text:p>
      <text:p text:style-name="P1"><text:tab/>{</text:p>
      <text:p text:style-name="P1"><text:tab/><text:tab/>int i=1,cpt=0;</text:p>
      <text:p text:style-name="P1"><text:tab/><text:tab/>if (args.length&lt;=1)</text:p>
      <text:p text:style-name="P1"><text:tab/><text:tab/><text:tab/>System.out.println("Nombre d'arguments insuffisant.");</text:p>
      <text:p text:style-name="P1"><text:tab/><text:tab/>else</text:p>
      <text:p text:style-name="P1"><text:tab/><text:tab/>{</text:p>
      <text:p text:style-name="P1"><text:tab/><text:tab/><text:tab/>while ( (i&lt;args.length) &amp;&amp; (cpt==0) )</text:p>
      <text:p text:style-name="P1"><text:tab/><text:tab/><text:tab/>{</text:p>
      <text:p text:style-name="P1"><text:tab/><text:tab/><text:tab/><text:tab/>if (args[i]==args[0])</text:p>
      <text:p text:style-name="P1"><text:tab/><text:tab/><text:tab/><text:tab/><text:tab/>cpt=1;</text:p>
      <text:p text:style-name="P1"><text:tab/><text:tab/><text:tab/><text:tab/>i++;</text:p>
      <text:p text:style-name="P1"><text:tab/><text:tab/><text:tab/>}</text:p>
      <text:p text:style-name="P1"><text:tab/><text:tab/><text:tab/>if (cpt==1)</text:p>
      <text:p text:style-name="P1"><text:tab/><text:tab/><text:tab/><text:tab/>System.out.println("Trouve");</text:p>
      <text:p text:style-name="P1"><text:tab/><text:tab/><text:tab/>if (cpt==0)</text:p>
      <text:p text:style-name="P1"><text:tab/><text:tab/><text:tab/><text:tab/>System.out.println("Non Trouve");</text:p>
      <text:p text:style-name="P1"><text:tab/><text:tab/>}</text:p>
      <text:p text:style-name="P1"><text:tab/>}</text:p>
      <text:p text:style-name="P1">}</text:p>
      <text:p text:style-name="P1"/>
      <text:p text:style-name="P1"><text:tab/><text:tab/><text:tab/><text:tab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oft-page-break/><text:span text:style-name="T14"><text:tab/><text:tab/><text:tab/><text:tab/><text:tab/></text:span><text:span text:style-name="T9">EXERCICE 7 :</text:span></text:p>
      <text:p text:style-name="P1"><text:span text:style-name="T3"/></text:p>
      <text:p text:style-name="P2">On appelle palindrome un mot pouvant se lire indifféremment dans les deux sens : par</text:p>
      <text:p text:style-name="P2">exemple Laval, ici, le mot vide, etc. Plus formellement, un mot de longueur l est un</text:p>
      <text:p text:style-name="P2">palindrome si pour tout i&lt;l, le caractère à la position i est égal au caractère à la position l-i-1.</text:p>
      <text:p text:style-name="P2">Cette notion peut également s'appliquer à une séquence d'entiers.</text:p>
      <text:p text:style-name="P2">1. Écrivez sur papier un algorithme vérifiant si un mot est un palindrome.</text:p>
      <text:p text:style-name="P2">2. Écrivez une fonction en Java prenant en argument un tableau d'entier et renvoyant un</text:p>
      <text:p text:style-name="P2">booléen indiquant si le tableau est un palindrome. Vous écrirez également la méthode</text:p>
      <text:p text:style-name="P2">statique main permettant de tester cette fonction.</text:p>
      <text:p text:style-name="P2">3. En utilisant la méthode charAt , écrivez une autre fonction prenant cette fois ci une</text:p>
      <text:p text:style-name="P2">String en argument et vérifiant si c'est un palindrome. La chaîne vérifiée sera</text:p>
      <text:p text:style-name="P2">récupérée par main sur la ligne de commande.</text:p>
      <text:p text:style-name="P2"/>
      <text:p text:style-name="P2"><text:tab/><text:tab/><text:tab/><text:tab/><text:span text:style-name="T18">RESOLUTION</text:span></text:p>
      <text:p text:style-name="P2"><text:span text:style-name="T9"/></text:p>
      <text:p text:style-name="P3"><text:span text:style-name="T7">1)</text:span></text:p>
      <text:p text:style-name="P3"/>
      <text:p text:style-name="P4">/* Supposons que l'utilisateur passe le mot en argument dans la ligne de commande EX: java Pal1 "mot" */</text:p>
      <text:p text:style-name="P4">public class Pal1</text:p>
      <text:p text:style-name="P4">{</text:p>
      <text:p text:style-name="P4"><text:tab/>public static void main(String[] args)</text:p>
      <text:p text:style-name="P4"><text:tab/>{</text:p>
      <text:p text:style-name="P4"><text:tab/><text:tab/>String chaine=args[0];</text:p>
      <text:p text:style-name="P4"><text:tab/><text:tab/>int l=chaine.length(), i=0, test=1;</text:p>
      <text:p text:style-name="P4"><text:tab/><text:tab/>while ( (i&lt;l) &amp;&amp; (test==1) )</text:p>
      <text:p text:style-name="P4"><text:tab/><text:tab/>{</text:p>
      <text:p text:style-name="P4"><text:tab/><text:tab/><text:tab/>if ( chaine.charAt(i)!=chaine.charAt(l-i-1) )</text:p>
      <text:p text:style-name="P4"><text:tab/><text:tab/><text:tab/>{</text:p>
      <text:p text:style-name="P4"><text:tab/><text:tab/><text:tab/><text:tab/>test=0;</text:p>
      <text:p text:style-name="P4"><text:tab/><text:tab/><text:tab/>}</text:p>
      <text:p text:style-name="P4"><text:tab/><text:tab/><text:tab/>i++;</text:p>
      <text:p text:style-name="P4"><text:tab/><text:tab/>}</text:p>
      <text:p text:style-name="P4"><text:tab/><text:tab/>if (test==1)</text:p>
      <text:p text:style-name="P4"><text:tab/><text:tab/><text:tab/>System.out.println("C'est un palyndrome");</text:p>
      <text:p text:style-name="P4"><text:soft-page-break/><text:tab/><text:tab/>else</text:p>
      <text:p text:style-name="P4"><text:tab/><text:tab/><text:tab/>System.out.println("Ce n'est pas un palyndrome");</text:p>
      <text:p text:style-name="P4"><text:tab/>}</text:p>
      <text:p text:style-name="P4">}</text:p>
      <text:p text:style-name="P3"/>
      <text:p text:style-name="P6">2)</text:p>
      <text:p text:style-name="P6"/>
      <text:p text:style-name="P5">import java.util.Scanner;</text:p>
      <text:p text:style-name="P5">public class Pal2</text:p>
      <text:p text:style-name="P5">{</text:p>
      <text:p text:style-name="P5"><text:tab/>static boolean booleen(int[] t)</text:p>
      <text:p text:style-name="P5"><text:tab/>{</text:p>
      <text:p text:style-name="P5"><text:tab/><text:tab/>int l=t.length, i=0;</text:p>
      <text:p text:style-name="P5"><text:tab/><text:tab/>boolean test=true;</text:p>
      <text:p text:style-name="P5"><text:tab/><text:tab/>while ( (i&lt;l) &amp;&amp; (test==true) )</text:p>
      <text:p text:style-name="P5"><text:tab/><text:tab/>{</text:p>
      <text:p text:style-name="P5"><text:tab/><text:tab/><text:tab/>if ( t[i]!=t[l-i-1] )</text:p>
      <text:p text:style-name="P5"><text:tab/><text:tab/><text:tab/>{</text:p>
      <text:p text:style-name="P5"><text:tab/><text:tab/><text:tab/><text:tab/>test=false;</text:p>
      <text:p text:style-name="P5"><text:tab/><text:tab/><text:tab/>}</text:p>
      <text:p text:style-name="P5"><text:tab/><text:tab/><text:tab/>i++;</text:p>
      <text:p text:style-name="P5"><text:tab/><text:tab/>}</text:p>
      <text:p text:style-name="P5"><text:tab/><text:tab/>return test;</text:p>
      <text:p text:style-name="P5"><text:tab/>}</text:p>
      <text:p text:style-name="P5"><text:tab/>public static void main(String[] args)</text:p>
      <text:p text:style-name="P5"><text:tab/>{</text:p>
      <text:p text:style-name="P5"><text:tab/><text:tab/>Scanner clavier = new Scanner (System.in);</text:p>
      <text:p text:style-name="P5"><text:tab/><text:tab/>int t[]=null;</text:p>
      <text:p text:style-name="P5"><text:tab/><text:tab/>int l, i=0;</text:p>
      <text:p text:style-name="P5"><text:tab/><text:tab/>boolean test;</text:p>
      <text:p text:style-name="P5"><text:tab/><text:tab/>do</text:p>
      <text:p text:style-name="P5"><text:tab/><text:tab/>{</text:p>
      <text:p text:style-name="P5"><text:tab/><text:tab/><text:tab/>System.out.print("Donner la taille du tableau: ");</text:p>
      <text:p text:style-name="P5"><text:tab/><text:tab/><text:tab/>l=clavier.nextInt();</text:p>
      <text:p text:style-name="P5"><text:tab/><text:tab/>}</text:p>
      <text:p text:style-name="P5"><text:tab/><text:tab/>while(l&lt;=1);</text:p>
      <text:p text:style-name="P5"><text:tab/><text:tab/>for (i=0; i&lt;=l; i++)</text:p>
      <text:p text:style-name="P5"><text:tab/><text:tab/>{</text:p>
      <text:p text:style-name="P5"><text:tab/><text:tab/><text:tab/>System.out.print("Donner un entier: ");</text:p>
      <text:p text:style-name="P5"><text:tab/><text:tab/><text:tab/>t[i]=clavier.nextInt();</text:p>
      <text:p text:style-name="P5"><text:tab/><text:tab/>}</text:p>
      <text:p text:style-name="P5"><text:tab/><text:tab/>test=booleen(t);</text:p>
      <text:p text:style-name="P5"><text:soft-page-break/><text:tab/><text:tab/>if (test==true)</text:p>
      <text:p text:style-name="P5"><text:tab/><text:tab/><text:tab/>System.out.println("C'est un palyndrome");</text:p>
      <text:p text:style-name="P5"><text:tab/><text:tab/>else</text:p>
      <text:p text:style-name="P5"><text:tab/><text:tab/><text:tab/>System.out.println("Ce n'est pas un palyndrome");</text:p>
      <text:p text:style-name="P5"><text:tab/>}</text:p>
      <text:p text:style-name="P5">}</text:p>
      <text:p text:style-name="P5"/>
      <text:p text:style-name="P6">3)</text:p>
      <text:p text:style-name="P6"/>
      <text:p text:style-name="P5">// Supposons que l'utilisateur passe le mot en argument dans la ligne de commande EX: java Pal3 "mot"</text:p>
      <text:p text:style-name="P5">import java.util.Scanner;</text:p>
      <text:p text:style-name="P5">public class Pal3</text:p>
      <text:p text:style-name="P5">{</text:p>
      <text:p text:style-name="P5"><text:tab/>static boolean booleen(String[] chaine)</text:p>
      <text:p text:style-name="P5"><text:tab/>{</text:p>
      <text:p text:style-name="P5"><text:tab/><text:tab/>int l=chaine.length(), i=0, test=true;</text:p>
      <text:p text:style-name="P5"><text:tab/><text:tab/>while ( (i&lt;l) &amp;&amp; (test==true) )</text:p>
      <text:p text:style-name="P5"><text:tab/><text:tab/>{</text:p>
      <text:p text:style-name="P5"><text:tab/><text:tab/><text:tab/>if ( chaine.charAt(i)!=chaine.charAt(l-i-1) )</text:p>
      <text:p text:style-name="P5"><text:tab/><text:tab/><text:tab/>{</text:p>
      <text:p text:style-name="P5"><text:tab/><text:tab/><text:tab/><text:tab/>test=false;</text:p>
      <text:p text:style-name="P5"><text:tab/><text:tab/><text:tab/>}</text:p>
      <text:p text:style-name="P5"><text:tab/><text:tab/><text:tab/>i++;</text:p>
      <text:p text:style-name="P5"><text:tab/><text:tab/>}</text:p>
      <text:p text:style-name="P5"><text:tab/><text:tab/>return test;</text:p>
      <text:p text:style-name="P5"><text:tab/>}</text:p>
      <text:p text:style-name="P5"><text:tab/>public static void main(String[] args)</text:p>
      <text:p text:style-name="P5"><text:tab/>{</text:p>
      <text:p text:style-name="P5"><text:tab/><text:tab/>if (args.length=0)</text:p>
      <text:p text:style-name="P5"><text:tab/><text:tab/>{</text:p>
      <text:p text:style-name="P5"><text:tab/><text:tab/><text:tab/>System.out.println("Vous n'avez pas mis d'argument");</text:p>
      <text:p text:style-name="P5"><text:tab/><text:tab/>}</text:p>
      <text:p text:style-name="P5"><text:tab/><text:tab/>else</text:p>
      <text:p text:style-name="P5"><text:tab/><text:tab/>{</text:p>
      <text:p text:style-name="P5"><text:tab/><text:tab/><text:tab/>if (args.length&gt;1)</text:p>
      <text:p text:style-name="P5"><text:tab/><text:tab/><text:tab/>{</text:p>
      <text:p text:style-name="P5"><text:tab/><text:tab/><text:tab/><text:tab/>System.out.println("Vous avez mis trop d'arguments");</text:p>
      <text:p text:style-name="P5"><text:tab/><text:tab/><text:tab/>}</text:p>
      <text:p text:style-name="P5"><text:tab/><text:tab/><text:tab/>else</text:p>
      <text:p text:style-name="P5"><text:tab/><text:tab/><text:tab/><text:tab/>String chaine=args[0];</text:p>
      <text:p text:style-name="P5"><text:tab/><text:tab/><text:tab/><text:tab/>test=booleen(chaine);</text:p>
      <text:p text:style-name="P5"><text:soft-page-break/><text:tab/><text:tab/><text:tab/><text:tab/>if (test==true)</text:p>
      <text:p text:style-name="P5"><text:tab/><text:tab/><text:tab/><text:tab/><text:tab/>System.out.println("C'est un palyndrome");</text:p>
      <text:p text:style-name="P5"><text:tab/><text:tab/><text:tab/><text:tab/>else</text:p>
      <text:p text:style-name="P5"><text:tab/><text:tab/><text:tab/><text:tab/><text:tab/>System.out.println("Ce n'est pas un palyndrome");</text:p>
      <text:p text:style-name="P5"><text:tab/><text:tab/>}</text:p>
      <text:p text:style-name="P5"><text:tab/><text:tab/></text:p>
      <text:p text:style-name="P5"><text:tab/>}</text:p>
      <text:p text:style-name="P5">}</text:p>
      <text:p text:style-name="P6"><text:span text:style-name="T3"/></text:p>
      <text:p text:style-name="P6"><text:tab/><text:tab/><text:tab/><text:tab/><text:tab/><text:span text:style-name="T3">EXERCICE 8 :</text:span></text:p>
      <text:p text:style-name="P3"/>
      <text:p text:style-name="P2">Écrire la classe Tri.java contenant une méthode public static void bubble(int[] t)</text:p>
      <text:p text:style-name="P2">implémentant l'algorithme de tri à bulle : Soit l la longueur du tableau t Pour i allant de 0 à l-1 :</text:p>
      <text:p text:style-name="P2">Pour j allant de 1 à l-i-1 :</text:p>
      <text:p text:style-name="P2">si t[j]&lt;t[j+1] permuter les deux valeurs.</text:p>
      <text:p text:style-name="P3"/>
      <text:p text:style-name="P3"><text:tab/><text:tab/><text:tab/><text:tab/><text:tab/><text:span text:style-name="T18">RESOLUTION</text:span></text:p>
      <text:p text:style-name="P3"><text:span text:style-name="T9"/></text:p>
      <text:p text:style-name="P3">public class Tri</text:p>
      <text:p text:style-name="P3">{</text:p>
      <text:p text:style-name="P3"><text:tab/>// ALGORITHME DU TRI EN BULLE</text:p>
      <text:p text:style-name="P3"><text:tab/>public static void bubble(int [] t)</text:p>
      <text:p text:style-name="P3"><text:tab/>{</text:p>
      <text:p text:style-name="P3"><text:tab/><text:tab/>int l=t.length, i, j, temp;</text:p>
      <text:p text:style-name="P3"><text:tab/><text:tab/>for (i=0; i&lt;=l-1; i++)</text:p>
      <text:p text:style-name="P3"><text:tab/><text:tab/>{</text:p>
      <text:p text:style-name="P3"><text:tab/><text:tab/><text:tab/>for (j=1; j&lt;=l-i-1; j++)</text:p>
      <text:p text:style-name="P3"><text:tab/><text:tab/><text:tab/>{</text:p>
      <text:p text:style-name="P3"><text:tab/><text:tab/><text:tab/><text:tab/>if (t[j]&lt;t[j+1])</text:p>
      <text:p text:style-name="P3"><text:tab/><text:tab/><text:tab/><text:tab/>{</text:p>
      <text:p text:style-name="P3"><text:tab/><text:tab/><text:tab/><text:tab/><text:tab/>temp=t[j];</text:p>
      <text:p text:style-name="P3"><text:tab/><text:tab/><text:tab/><text:tab/><text:tab/>t[j]=t[j+1];</text:p>
      <text:p text:style-name="P3"><text:tab/><text:tab/><text:tab/><text:tab/><text:tab/>t[j+1]=temp;</text:p>
      <text:p text:style-name="P3"><text:tab/><text:tab/><text:tab/><text:tab/>}</text:p>
      <text:p text:style-name="P3"><text:tab/><text:tab/><text:tab/>}</text:p>
      <text:p text:style-name="P3"><text:tab/><text:tab/>}</text:p>
      <text:p text:style-name="P3"><text:tab/>}</text:p>
      <text:p text:style-name="P3"><text:tab/>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6T23:46:13.418805333</meta:creation-date>
    <dc:date>2015-12-27T03:03:42.139376749</dc:date>
    <meta:editing-duration>PT41S</meta:editing-duration>
    <meta:editing-cycles>1</meta:editing-cycles>
    <meta:document-statistic meta:table-count="0" meta:image-count="0" meta:object-count="0" meta:page-count="5" meta:paragraph-count="176" meta:word-count="591" meta:character-count="3996" meta:non-whitespace-character-count="3234"/>
    <meta:generator>LibreOffice/5.0.2.2$Linux_X86_64 LibreOffice_project/00m0$Build-2</meta:generator>
  </office:meta>
</office:document-meta>
</file>